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utura Std Condensed1" svg:font-family="'Futura Std Condensed'"/>
    <style:font-face style:name="Futura Std Condensed Light" svg:font-family="'Futura Std Condensed Light', sans-serif"/>
    <style:font-face style:name="Futura Std Condensed" svg:font-family="'Futura Std Condensed', sans-serif"/>
    <style:font-face style:name="Lohit Devanagari1" svg:font-family="'Lohit Devanagari'"/>
    <style:font-face style:name="Futura CondensedLight" svg:font-family="'Futura Condensed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utura CondensedLight" fo:font-size="16pt" style:font-size-asian="16pt" style:font-size-complex="16pt"/>
    </style:style>
    <style:style style:name="P2" style:family="paragraph" style:parent-style-name="Text_20_body">
      <loext:graphic-properties draw:fill="none" draw:fill-color="#ffffff"/>
      <style:paragraph-properties fo:margin-top="0in" fo:margin-bottom="0.0984in" loext:contextual-spacing="false" fo:line-height="115%" fo:text-align="center" style:justify-single-word="false" fo:background-color="transparent"/>
      <style:text-properties style:font-name="Futura CondensedLight" fo:font-size="16pt" style:font-size-asian="16pt" style:font-size-complex="16pt"/>
    </style:style>
    <style:style style:name="P3" style:family="paragraph" style:parent-style-name="Text_20_body">
      <loext:graphic-properties draw:fill="none" draw:fill-color="#ffffff"/>
      <style:paragraph-properties fo:margin-top="0in" fo:margin-bottom="0in" loext:contextual-spacing="false" fo:line-height="100%" fo:background-color="transparent"/>
      <style:text-properties fo:color="#9900ff" style:font-name="Futura CondensedLight" fo:font-size="16pt" style:font-size-asian="16pt" style:font-size-complex="16pt"/>
    </style:style>
    <style:style style:name="P4" style:family="paragraph" style:parent-style-name="Text_20_body">
      <loext:graphic-properties draw:fill="none" draw:fill-color="#ffffff"/>
      <style:paragraph-properties fo:margin-top="0in" fo:margin-bottom="0in" loext:contextual-spacing="false" style:line-height-at-least="0.1339in" fo:background-color="transparent"/>
      <style:text-properties fo:color="#9900ff" style:font-name="Futura CondensedLight" fo:font-size="16pt" style:font-size-asian="16pt" style:font-size-complex="16pt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line-height="100%" fo:background-color="transparent"/>
      <style:text-properties fo:color="#9900ff" style:font-name="Futura CondensedLight"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Text_20_body">
      <loext:graphic-properties draw:fill="none" draw:fill-color="#ffffff"/>
      <style:paragraph-properties fo:margin-top="0in" fo:margin-bottom="0in" loext:contextual-spacing="false" style:line-height-at-least="0.1339in" fo:background-color="transparent"/>
      <style:text-properties fo:color="#9900ff" style:font-name="Futura CondensedLight"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Text_20_body">
      <loext:graphic-properties draw:fill="none" draw:fill-color="#ffffff"/>
      <style:paragraph-properties fo:margin-top="0in" fo:margin-bottom="0in" loext:contextual-spacing="false" style:line-height-at-least="0.1339in" fo:background-color="transparent"/>
      <style:text-properties fo:color="#ff0000" style:font-name="Futura CondensedLight"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Text_20_body">
      <loext:graphic-properties draw:fill="none" draw:fill-color="#ffffff"/>
      <style:paragraph-properties fo:margin-top="0in" fo:margin-bottom="0in" loext:contextual-spacing="false" style:line-height-at-least="0.1339in" fo:background-color="transparent"/>
      <style:text-properties fo:color="#00a933" style:font-name="Futura CondensedLight" fo:font-size="16pt" style:text-underline-style="solid" style:text-underline-width="auto" style:text-underline-color="font-color" style:font-size-asian="16pt" style:font-size-complex="16pt"/>
    </style:style>
    <style:style style:name="P9" style:family="paragraph" style:parent-style-name="Text_20_body">
      <loext:graphic-properties draw:fill="none" draw:fill-color="#ffffff"/>
      <style:paragraph-properties fo:margin-top="0in" fo:margin-bottom="0in" loext:contextual-spacing="false" fo:line-height="100%" fo:background-color="transparent"/>
      <style:text-properties fo:color="#00a933" style:font-name="Futura CondensedLight" fo:font-size="16pt" style:text-underline-style="solid" style:text-underline-width="auto" style:text-underline-color="font-color" style:font-size-asian="16pt" style:font-size-complex="16pt"/>
    </style:style>
    <style:style style:name="P10" style:family="paragraph" style:parent-style-name="Text_20_body">
      <loext:graphic-properties draw:fill="none" draw:fill-color="#ffffff"/>
      <style:paragraph-properties fo:margin-top="0in" fo:margin-bottom="0in" loext:contextual-spacing="false" style:line-height-at-least="0.1339in" fo:text-align="center" style:justify-single-word="false" fo:background-color="transparent"/>
      <style:text-properties fo:color="#000000" style:font-name="Futura CondensedLight" fo:font-size="16pt" fo:font-weight="bold" style:font-size-asian="16pt" style:font-size-complex="16pt"/>
    </style:style>
    <style:style style:name="P11" style:family="paragraph" style:parent-style-name="Text_20_body">
      <loext:graphic-properties draw:fill="none" draw:fill-color="#ffffff"/>
      <style:paragraph-properties fo:margin-top="0in" fo:margin-bottom="0in" loext:contextual-spacing="false" style:line-height-at-least="0.1339in" fo:background-color="transparent"/>
      <style:text-properties style:font-name="Futura CondensedLight" fo:font-size="16pt" style:font-size-asian="16pt" style:font-size-complex="16pt"/>
    </style:style>
    <style:style style:name="P12" style:family="paragraph" style:parent-style-name="Text_20_body">
      <loext:graphic-properties draw:fill="none" draw:fill-color="#ffffff"/>
      <style:paragraph-properties fo:margin-top="0in" fo:margin-bottom="0in" loext:contextual-spacing="false" fo:line-height="100%" fo:background-color="transparent"/>
      <style:text-properties style:font-name="Futura CondensedLight" fo:font-size="16pt" style:font-size-asian="16pt" style:font-size-complex="16pt"/>
    </style:style>
    <style:style style:name="P13" style:family="paragraph" style:parent-style-name="Text_20_body">
      <loext:graphic-properties draw:fill="none" draw:fill-color="#ffffff"/>
      <style:paragraph-properties fo:margin-top="0in" fo:margin-bottom="0in" loext:contextual-spacing="false" fo:line-height="100%" fo:text-align="center" style:justify-single-word="false" fo:background-color="transparent"/>
      <style:text-properties style:font-name="Futura CondensedLight" fo:font-size="16pt" style:font-size-asian="16pt" style:font-size-complex="16pt"/>
    </style:style>
    <style:style style:name="P14" style:family="paragraph" style:parent-style-name="Text_20_body">
      <loext:graphic-properties draw:fill="none" draw:fill-color="#ffffff"/>
      <style:paragraph-properties fo:margin-top="0in" fo:margin-bottom="0in" loext:contextual-spacing="false" style:line-height-at-least="0.1339in" fo:background-color="transparent"/>
      <style:text-properties style:font-name="Futura CondensedLight" fo:font-size="16pt" style:text-underline-style="solid" style:text-underline-width="auto" style:text-underline-color="font-color" style:font-size-asian="16pt" style:font-size-complex="16pt"/>
    </style:style>
    <style:style style:name="P15" style:family="paragraph" style:parent-style-name="Text_20_body">
      <loext:graphic-properties draw:fill="none" draw:fill-color="#ffffff"/>
      <style:paragraph-properties fo:margin-top="0in" fo:margin-bottom="0in" loext:contextual-spacing="false" fo:line-height="100%" fo:text-align="center" style:justify-single-word="false" fo:background-color="transparent"/>
      <style:text-properties style:font-name="Futura CondensedLight" fo:font-size="16pt" fo:font-weight="bold" style:font-size-asian="16pt" style:font-size-complex="16pt"/>
    </style:style>
    <style:style style:name="P16" style:family="paragraph" style:parent-style-name="Text_20_body">
      <loext:graphic-properties draw:fill="none" draw:fill-color="#ffffff"/>
      <style:paragraph-properties fo:margin-top="0in" fo:margin-bottom="0in" loext:contextual-spacing="false" fo:line-height="100%" fo:text-align="center" style:justify-single-word="false" fo:background-color="transparent"/>
      <style:text-properties style:font-name="Futura CondensedLight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style:font-name="Futura Std Condensed" fo:font-weight="normal"/>
    </style:style>
    <style:style style:name="T4" style:family="text">
      <style:text-properties style:font-name="Futura Std Condensed1"/>
    </style:style>
    <style:style style:name="T5" style:family="text">
      <style:text-properties officeooo:rsid="000b5f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VERSION HYPER PLUS COURTE</text:span></text:p>
      <text:p text:style-name="P2"/>
      <text:p text:style-name="P11"><text:span text:style-name="T2">Un mec </text:span>: Ah ! Ils remettent le couvert les deux corniauds d'à côté.</text:p>
      <text:p text:style-name="P11">Une nana : Avec tout ce raffut ils vont réveiller le p'tit !</text:p>
      <text:p text:style-name="P11">...</text:p>
      <text:p text:style-name="P14">Un bébé se met à pleurer (jusqu’à la fin avec de courtes intermittences).</text:p>
      <text:p text:style-name="P11">Une nana:(plus fort): Et voilà ! J'l'attendais !</text:p>
      <text:p text:style-name="P3"><text:span text:style-name="T1">Un gamin </text:span>: Maman, Maurice y’ fait trop d’boucan !</text:p>
      <text:p text:style-name="P4"><text:span text:style-name="T1">Une</text:span> <text:span text:style-name="T1">nana </text:span>: Tais-toi, mon chéri !</text:p>
      <text:p text:style-name="P5"><text:span text:style-name="T1">Un gamin </text:span>: Pff ! Personne ne m’aime !</text:p>
      <text:p text:style-name="P6"><text:span text:style-name="T1">Une nana </text:span>: Raymond !</text:p>
      <text:p text:style-name="P14">...</text:p>
      <text:p text:style-name="P11"><text:span text:style-name="T2">Un mec </text:span>: Mais ils vont pas la boucler ?</text:p>
      <text:p text:style-name="P7">Un clebs se met à aboyer.</text:p>
      <text:p text:style-name="P11">Une nana : Et allez ! Le clébard maint'nant !</text:p>
      <text:p text:style-name="P11"><text:span text:style-name="T2">Un mec </text:span>(toujours plus fort) : Mireille, arrête d'aboyer, bon sang !</text:p>
      <text:p text:style-name="P11">Une nana : Hé ! Tu me parles pas comme ça, compris ?</text:p>
      <text:p text:style-name="P8">Un clebs se tait.</text:p>
      <text:p text:style-name="P11"><text:span text:style-name="T2">Un mec </text:span>: Je cause au clebs, nom de Zeus !</text:p>
      <text:p text:style-name="P11">Une nana : Oui, ben fais pas l'vaseux et vas leur couper le sifflet !</text:p>
      <text:p text:style-name="P7">Un clebs se remet à aboyer.</text:p>
      <text:p text:style-name="P11">...</text:p>
      <text:p text:style-name="P14">On frappe au mur!</text:p>
      <text:p text:style-name="P8">Un clebs se tait.</text:p>
      <text:p text:style-name="P14">On re-frappe (plus longtemps) !</text:p>
      <text:p text:style-name="P11">...</text:p>
      <text:p text:style-name="P11">Une nana : Aaah ! Vas donc user ta salive un peu plus près d'leurs oreilles pour voir pasque là, le p'tit n'est pas près de rejoindre Morphée !</text:p>
      <text:p text:style-name="P11"><text:span text:style-name="T2">Un mec </text:span>: Bon, j'y vais. Ras le bol de leurs âneries !</text:p>
      <text:p text:style-name="P14">Une porte claque.</text:p>
      <text:p text:style-name="P10">Début de boucle</text:p>
      <text:p text:style-name="P11">...</text:p>
      <text:p text:style-name="P11">On sonne à la porte.</text:p>
      <text:p text:style-name="P7">Un clebs se remet à aboyer.</text:p>
      <text:p text:style-name="P11">On re-re-sonne (plus long et plus insistant).</text:p>
      <text:p text:style-name="P11">...</text:p>
      <text:p text:style-name="P14">Une porte re-claque.</text:p>
      <text:p text:style-name="P11"><text:soft-page-break/>Une nana : Mais ? Tu devais pas leur faire arrêter ce cirque, bon sang de bois ?</text:p>
      <text:p text:style-name="P11"><text:span text:style-name="T2">Un mec </text:span>: Tu parles, ils n’entendent rien à se cogner comme ça.</text:p>
      <text:p text:style-name="P11">...</text:p>
      <text:p text:style-name="P11"><text:span text:style-name="T2">Un mec </text:span>: Mireille ! Je vais finir par te claquer le museau !</text:p>
      <text:p text:style-name="P11">Une nana(fort<text:span text:style-name="T5">) :</text:span> Hé ! Tu me parles pas comme ça, j'te dis !</text:p>
      <text:p text:style-name="P8">Un clebs se tait.</text:p>
      <text:p text:style-name="P11"><text:span text:style-name="T2">Un mec </text:span>(fort) : Je cause au clebs, nom de Zeus !</text:p>
      <text:p text:style-name="P11">...</text:p>
      <text:p text:style-name="P11"><text:span text:style-name="T2">Un mec </text:span>: Rhâââ ! J're-dégringole leur dire ma façon d'penser à ces bourricots !</text:p>
      <text:p text:style-name="P14">Une porte claque.</text:p>
      <text:p text:style-name="P10">Fin de boucle</text:p>
      <text:p text:style-name="P12"/>
      <text:p text:style-name="P12"/>
      <text:p text:style-name="P12"/>
      <text:p text:style-name="P13">------------------------------</text:p>
      <text:p text:style-name="P12"/>
      <text:p text:style-name="P12"/>
      <text:p text:style-name="P12"/>
      <text:p text:style-name="P15">Final</text:p>
      <text:p text:style-name="P12"/>
      <text:p text:style-name="P9"><text:span text:style-name="T5">Court s</text:span>ilence.</text:p>
      <text:p text:style-name="P12">Une nana et un mec ensemble : Ah ! <text:span text:style-name="T5">Bah t</text:span>out d’même !</text:p>
      <text:p text:style-name="P12"/>
      <text:p text:style-name="P12"/>
      <text:p text:style-name="P16">Fi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utura Std Condensed1" svg:font-family="'Futura Std Condensed'"/>
    <style:font-face style:name="Futura Std Condensed Light" svg:font-family="'Futura Std Condensed Light', sans-serif"/>
    <style:font-face style:name="Futura Std Condensed" svg:font-family="'Futura Std Condensed', sans-serif"/>
    <style:font-face style:name="Lohit Devanagari1" svg:font-family="'Lohit Devanagari'"/>
    <style:font-face style:name="Futura CondensedLight" svg:font-family="'Futura Condensed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7:10:32.444833763</meta:creation-date>
    <dc:date>2022-06-18T17:12:54.815489290</dc:date>
    <meta:editing-duration>PT2M23S</meta:editing-duration>
    <meta:editing-cycles>1</meta:editing-cycles>
    <meta:document-statistic meta:table-count="0" meta:image-count="0" meta:object-count="0" meta:page-count="2" meta:paragraph-count="51" meta:word-count="374" meta:character-count="1761" meta:non-whitespace-character-count="1438"/>
    <meta:generator>LibreOffice/6.4.7.2$Linux_X86_64 LibreOffice_project/40$Build-2</meta:generator>
  </office:meta>
</office:document-meta>
</file>